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Segoe UI', 'Helvetica Neue'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3239" officeooo:paragraph-rsid="00173239"/>
    </style:style>
    <style:style style:name="P2" style:family="paragraph" style:parent-style-name="Standard">
      <style:paragraph-properties fo:text-align="start" style:justify-single-word="false"/>
      <style:text-properties officeooo:paragraph-rsid="00173239"/>
    </style:style>
    <style:style style:name="T1" style:family="text">
      <style:text-properties officeooo:rsid="00173239"/>
    </style:style>
    <style:style style:name="T2" style:family="text">
      <style:text-properties fo:font-variant="normal" fo:text-transform="none" fo:color="#403e3b" loext:opacity="100%" style:font-name="Roboto" fo:font-size="10.800000190734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rton Senna – Frases </text:p>
      <text:p text:style-name="P1"/>
      <text:p text:style-name="P2"><text:span text:style-name="T1">1. </text:span><text:span text:style-name="T2">Vencer sem correr riscos é triunfar sem glórias!</text:span></text:p>
      <text:p text:style-name="P2"><text:span text:style-name="T1">2. </text:span><text:span text:style-name="T2">Seja você quem for, seja qual for a posição social que você tenha na vida, a mais alta ou a mais baixa, tenha sempre como meta muita força, muita determinação e sempre faça tudo com muito amor e com muita fé em Deus, que um dia você chega lá. De alguma maneira você chega lá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Segoe UI'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8:55:04.246000000</meta:creation-date>
    <dc:date>2024-07-22T18:56:37.183000000</dc:date>
    <meta:editing-duration>PT1M33S</meta:editing-duration>
    <meta:editing-cycles>1</meta:editing-cycles>
    <meta:document-statistic meta:table-count="0" meta:image-count="0" meta:object-count="0" meta:page-count="1" meta:paragraph-count="3" meta:word-count="68" meta:character-count="352" meta:non-whitespace-character-count="284"/>
    <meta:generator>LibreOffice/7.5.2.2$Windows_X86_64 LibreOffice_project/53bb9681a964705cf672590721dbc85eb4d0c3a2</meta:generator>
  </office:meta>
</office:document-meta>
</file>